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alk_results" table:style-name="ta1">
        <table:shapes>
          <draw:frame draw:z-index="0" draw:style-name="gr1" draw:text-style-name="P1" svg:width="925.63pt" svg:height="614.44pt" svg:x="506.47pt" svg:y="11.99pt">
            <loext:p draw:notify-on-update-of-ranges="walk_results.J17:walk_results.J32 walk_results.D17:walk_results.D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15" calcext:value-type="float">
            <text:p>4.25315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09" calcext:value-type="float">
            <text:p>2.51109E-05</text:p>
          </table:table-cell>
          <table:table-cell/>
          <table:table-cell table:formula="of:=([.H17]-[.F17])*1000000000" office:value-type="float" office:value="10.3999999999991" calcext:value-type="float">
            <text:p>10.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345809" calcext:value-type="float">
            <text:p>0.03458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06" calcext:value-type="float">
            <text:p>2.51106E-05</text:p>
          </table:table-cell>
          <table:table-cell/>
          <table:table-cell table:formula="of:=([.H18]-[.F18])*1000000000" office:value-type="float" office:value="10.0999999999984" calcext:value-type="float">
            <text:p>10.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459923" calcext:value-type="float">
            <text:p>0.045992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03" calcext:value-type="float">
            <text:p>2.51103E-05</text:p>
          </table:table-cell>
          <table:table-cell/>
          <table:table-cell table:formula="of:=([.H19]-[.F19])*1000000000" office:value-type="float" office:value="9.79999999999438" calcext:value-type="float">
            <text:p>9.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611695" calcext:value-type="float">
            <text:p>0.06116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" calcext:value-type="float">
            <text:p>0.00002511</text:p>
          </table:table-cell>
          <table:table-cell/>
          <table:table-cell table:formula="of:=([.H20]-[.F20])*1000000000" office:value-type="float" office:value="9.49999999999711" calcext:value-type="float">
            <text:p>9.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813551" calcext:value-type="float">
            <text:p>0.081355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7" calcext:value-type="float">
            <text:p>2.51097E-05</text:p>
          </table:table-cell>
          <table:table-cell/>
          <table:table-cell table:formula="of:=([.H21]-[.F21])*1000000000" office:value-type="float" office:value="9.19999999999646" calcext:value-type="float">
            <text:p>9.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8202" calcext:value-type="float">
            <text:p>0.108202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5" calcext:value-type="float">
            <text:p>2.51095E-05</text:p>
          </table:table-cell>
          <table:table-cell/>
          <table:table-cell table:formula="of:=([.H22]-[.F22])*1000000000" office:value-type="float" office:value="8.99999999999941" calcext:value-type="float">
            <text:p>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43908" calcext:value-type="float">
            <text:p>0.14390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2" calcext:value-type="float">
            <text:p>2.51092E-05</text:p>
          </table:table-cell>
          <table:table-cell/>
          <table:table-cell table:formula="of:=([.H23]-[.F23])*1000000000" office:value-type="float" office:value="8.69999999999875" calcext:value-type="float">
            <text:p>8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91398" calcext:value-type="float">
            <text:p>0.19139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1" calcext:value-type="float">
            <text:p>2.51091E-05</text:p>
          </table:table-cell>
          <table:table-cell/>
          <table:table-cell table:formula="of:=([.H24]-[.F24])*1000000000" office:value-type="float" office:value="8.59999999999853" calcext:value-type="float">
            <text:p>8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54559" calcext:value-type="float">
            <text:p>0.25455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" calcext:value-type="float">
            <text:p>0.000025109</text:p>
          </table:table-cell>
          <table:table-cell/>
          <table:table-cell table:formula="of:=([.H25]-[.F25])*1000000000" office:value-type="float" office:value="8.49999999999492" calcext:value-type="float">
            <text:p>8.5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338563" calcext:value-type="float">
            <text:p>0.33856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89" calcext:value-type="float">
            <text:p>2.51089E-05</text:p>
          </table:table-cell>
          <table:table-cell/>
          <table:table-cell table:formula="of:=([.H26]-[.F26])*1000000000" office:value-type="float" office:value="8.3999999999947" calcext:value-type="float">
            <text:p>8.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50288" calcext:value-type="float">
            <text:p>0.45028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89" calcext:value-type="float">
            <text:p>2.51089E-05</text:p>
          </table:table-cell>
          <table:table-cell/>
          <table:table-cell table:formula="of:=([.H27]-[.F27])*1000000000" office:value-type="float" office:value="8.3999999999947" calcext:value-type="float">
            <text:p>8.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598883" calcext:value-type="float">
            <text:p>0.59888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89" calcext:value-type="float">
            <text:p>2.51089E-05</text:p>
          </table:table-cell>
          <table:table-cell/>
          <table:table-cell table:formula="of:=([.H28]-[.F28])*1000000000" office:value-type="float" office:value="8.3999999999947" calcext:value-type="float">
            <text:p>8.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796514" calcext:value-type="float">
            <text:p>0.796514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89" calcext:value-type="float">
            <text:p>2.51089E-05</text:p>
          </table:table-cell>
          <table:table-cell/>
          <table:table-cell table:formula="of:=([.H29]-[.F29])*1000000000" office:value-type="float" office:value="8.3999999999947" calcext:value-type="float">
            <text:p>8.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05936" calcext:value-type="float">
            <text:p>1.05936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1" calcext:value-type="float">
            <text:p>2.51091E-05</text:p>
          </table:table-cell>
          <table:table-cell/>
          <table:table-cell table:formula="of:=([.H30]-[.F30])*1000000000" office:value-type="float" office:value="8.59999999999853" calcext:value-type="float">
            <text:p>8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40895" calcext:value-type="float">
            <text:p>1.408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2" calcext:value-type="float">
            <text:p>2.51092E-05</text:p>
          </table:table-cell>
          <table:table-cell/>
          <table:table-cell table:formula="of:=([.H31]-[.F31])*1000000000" office:value-type="float" office:value="8.69999999999875" calcext:value-type="float">
            <text:p>8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87391" calcext:value-type="float">
            <text:p>1.8739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094" calcext:value-type="float">
            <text:p>2.51094E-05</text:p>
          </table:table-cell>
          <table:table-cell/>
          <table:table-cell table:formula="of:=([.H32]-[.F32])*1000000000" office:value-type="float" office:value="8.89999999999919" calcext:value-type="float">
            <text:p>8.9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MAX([.J17:.J32])-MIN([.J17:.J32])" office:value-type="float" office:value="2.00000000000439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walk_results.A17:walk_results.H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13:43:58.151345179</dc:date>
    <meta:editing-duration>PT11M25S</meta:editing-duration>
    <meta:editing-cycles>1</meta:editing-cycles>
    <meta:generator>LibreOffice/5.0.6.2$Linux_X86_64 LibreOffice_project/00$Build-2</meta:generator>
    <meta:document-statistic meta:table-count="1" meta:cell-count="2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8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655cm" svg:height="21.677cm" xlink:href=".." xlink:type="simple" chart:class="chart:scatter" chart:style-name="ch1">
        <chart:plot-area chart:style-name="ch2" table:cell-range-address="walk_results.D17:walk_results.D32 walk_results.J17:walk_results.J32" svg:x="1.668cm" svg:y="0.433cm" svg:width="30.334cm" svg:height="19.826cm">
          <chartooo:coordinate-region svg:x="2.293cm" svg:y="0.634cm" svg:width="29.614cm" svg:height="18.974cm"/>
          <chart:axis chart:dimension="x" chart:name="primary-x" chart:style-name="ch3">
            <chart:title svg:x="15.788cm" svg:y="20.692cm" chart:style-name="ch4">
              <text:p>Amplitude (V)</text:p>
            </chart:title>
          </chart:axis>
          <chart:axis chart:dimension="y" chart:name="primary-y" chart:style-name="ch5">
            <chart:title svg:x="0.451cm" svg:y="12.088cm" chart:style-name="ch6">
              <text:p>Propogation Delay (ns)</text:p>
            </chart:title>
            <chart:grid chart:style-name="ch7" chart:class="major"/>
          </chart:axis>
          <chart:series chart:style-name="ch8" chart:values-cell-range-address="walk_results.J17:walk_results.J32" chart:class="chart:scatter">
            <chart:domain table:cell-range-address="walk_results.D17:walk_results.D32"/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0009">
                <text:p>0.0260009</text:p>
                <draw:g>
                  <svg:desc>walk_results.D17:walk_results.D32</svg:desc>
                </draw:g>
              </table:table-cell>
              <table:table-cell office:value-type="float" office:value="10.3999999999991">
                <text:p>10.3999999999991</text:p>
                <draw:g>
                  <svg:desc>walk_results.J17:walk_results.J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45809">
                <text:p>0.0345809</text:p>
              </table:table-cell>
              <table:table-cell office:value-type="float" office:value="10.0999999999984">
                <text:p>10.0999999999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59923">
                <text:p>0.0459923</text:p>
              </table:table-cell>
              <table:table-cell office:value-type="float" office:value="9.79999999999438">
                <text:p>9.79999999999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1695">
                <text:p>0.0611695</text:p>
              </table:table-cell>
              <table:table-cell office:value-type="float" office:value="9.49999999999711">
                <text:p>9.49999999999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13551">
                <text:p>0.0813551</text:p>
              </table:table-cell>
              <table:table-cell office:value-type="float" office:value="9.19999999999646">
                <text:p>9.199999999996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8202">
                <text:p>0.108202</text:p>
              </table:table-cell>
              <table:table-cell office:value-type="float" office:value="8.99999999999941">
                <text:p>8.99999999999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3908">
                <text:p>0.143908</text:p>
              </table:table-cell>
              <table:table-cell office:value-type="float" office:value="8.69999999999875">
                <text:p>8.69999999999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91398">
                <text:p>0.191398</text:p>
              </table:table-cell>
              <table:table-cell office:value-type="float" office:value="8.59999999999853">
                <text:p>8.599999999998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559">
                <text:p>0.254559</text:p>
              </table:table-cell>
              <table:table-cell office:value-type="float" office:value="8.49999999999492">
                <text:p>8.49999999999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563">
                <text:p>0.338563</text:p>
              </table:table-cell>
              <table:table-cell office:value-type="float" office:value="8.3999999999947">
                <text:p>8.3999999999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0288">
                <text:p>0.450288</text:p>
              </table:table-cell>
              <table:table-cell office:value-type="float" office:value="8.3999999999947">
                <text:p>8.39999999999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8883">
                <text:p>0.598883</text:p>
              </table:table-cell>
              <table:table-cell office:value-type="float" office:value="8.3999999999947">
                <text:p>8.3999999999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96514">
                <text:p>0.796514</text:p>
              </table:table-cell>
              <table:table-cell office:value-type="float" office:value="8.3999999999947">
                <text:p>8.3999999999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5936">
                <text:p>1.05936</text:p>
              </table:table-cell>
              <table:table-cell office:value-type="float" office:value="8.59999999999853">
                <text:p>8.599999999998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0895">
                <text:p>1.40895</text:p>
              </table:table-cell>
              <table:table-cell office:value-type="float" office:value="8.69999999999875">
                <text:p>8.69999999999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87391">
                <text:p>1.87391</text:p>
              </table:table-cell>
              <table:table-cell office:value-type="float" office:value="8.89999999999919">
                <text:p>8.899999999999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